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Corbel1" svg:font-family="Corbel" style:font-pitch="variable"/>
    <style:font-face style:name="Goudy Old Style1" svg:font-family="'Goudy Old Style'" style:font-pitch="variable"/>
    <style:font-face style:name="Segoe UI1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5.24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5.24cm" style:type="right"/>
        </style:tab-stops>
      </style:paragraph-properties>
    </style:style>
    <style:style style:name="P5" style:family="paragraph">
      <style:paragraph-properties fo:margin-left="0.318cm" fo:margin-right="0cm" fo:margin-top="0cm" fo:margin-bottom="0cm" fo:text-indent="0cm"/>
      <style:text-properties fo:color="#000000" style:font-name="Corbel" style:font-size-asian="8.5pt" style:font-name-complex="Corbel" style:font-size-complex="8.5pt"/>
    </style:style>
    <style:style style:name="P6" style:family="paragraph">
      <style:paragraph-properties fo:margin-left="0cm" fo:margin-right="0cm" fo:margin-top="0cm" fo:margin-bottom="0cm" fo:text-indent="0cm"/>
      <style:text-properties fo:color="#000000" style:font-name="Corbel" fo:font-size="12pt" style:font-size-asian="8.5pt" style:font-name-complex="Corbel" style:font-size-complex="8.5pt"/>
    </style:style>
    <style:style style:name="P7" style:family="paragraph">
      <style:paragraph-properties fo:margin-left="0cm" fo:margin-right="0cm" fo:margin-top="0cm" fo:margin-bottom="0cm" fo:text-align="start" fo:text-indent="0cm"/>
      <style:text-properties fo:color="#000000" style:font-name="Corbel" fo:font-size="32pt" fo:font-style="italic" style:font-size-asian="32pt" style:font-style-asian="italic" style:font-name-complex="Corbel" style:font-size-complex="32pt" style:font-style-complex="italic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fo:color="#000000" style:font-name="Corbel" fo:font-size="32pt" fo:font-style="italic" style:font-size-asian="32pt" style:font-style-asian="italic" style:font-name-complex="Corbel" style:font-size-complex="32pt" style:font-style-complex="italic"/>
    </style:style>
    <style:style style:name="P9" style:family="paragraph">
      <style:paragraph-properties fo:margin-left="0.635cm" fo:margin-right="0cm" fo:margin-top="0cm" fo:margin-bottom="0cm" fo:text-align="start" fo:text-indent="0cm"/>
      <style:text-properties fo:color="#000000" style:font-name="Corbel" fo:font-size="32pt" fo:font-style="italic" style:font-size-asian="32pt" style:font-style-asian="italic" style:font-name-complex="Corbel" style:font-size-complex="32pt" style:font-style-complex="italic"/>
    </style:style>
    <style:style style:name="P10" style:family="paragraph">
      <loext:graphic-properties draw:fill="none" draw:fill-color="#ffffff"/>
      <style:paragraph-properties fo:text-align="start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style:font-name-asian="Segoe UI1" style:font-size-asian="32pt" style:font-style-asian="italic" style:font-name-complex="Corbel" style:font-size-complex="32pt" style:font-style-complex="italic"/>
    </style:style>
    <style:style style:name="T4" style:family="text">
      <style:text-properties fo:color="#000000" style:font-name="Segoe UI Semibold" fo:font-size="32pt" fo:font-style="italic" style:font-name-asian="Segoe UI1" style:font-size-asian="32pt" style:font-style-asian="italic" style:font-name-complex="Corbel" style:font-size-complex="32pt" style:font-style-complex="italic"/>
    </style:style>
    <style:style style:name="T5" style:family="text">
      <style:text-properties fo:color="#000000" style:font-name="Segoe UI Semibold" fo:font-size="32pt" fo:font-style="italic" style:font-size-asian="32pt" style:font-style-asian="italic" style:font-name-complex="Corbel" style:font-size-complex="32pt" style:font-style-complex="italic"/>
    </style:style>
    <style:style style:name="T6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00" style:text-position="33% 58%" style:font-name="Segoe UI Semibold" fo:font-size="32pt" style:font-size-asian="32pt" style:font-name-complex="Corbel" style:font-size-complex="32pt"/>
    </style:style>
    <style:style style:name="T8" style:family="text">
      <style:text-properties fo:color="#000000" style:font-name="Segoe UI Semibold1" fo:font-size="32pt" fo:font-style="italic" style:font-size-asian="32pt" style:font-style-asian="italic" style:font-name-complex="Corbel" style:font-size-complex="32pt" style:font-style-complex="italic"/>
    </style:style>
    <style:style style:name="T9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000000" style:text-position="33% 58%" style:font-name="Segoe UI Semibold" fo:font-size="32pt" fo:font-style="italic" style:font-size-asian="32pt" style:font-style-asian="italic" style:font-name-complex="Corbel" style:font-size-complex="32pt" style:font-style-complex="italic"/>
    </style:style>
    <style:style style:name="T11" style:family="text">
      <style:text-properties fo:color="#000000" style:text-position="15% 58%" style:font-name="Segoe UI Semibold" fo:font-size="32pt" fo:font-style="italic" style:font-size-asian="32pt" style:font-style-asian="italic" style:font-name-complex="Corbel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3.062cm" svg:x="1.524cm" svg:y="0.762cm">
          <draw:text-box>
            <text:p text:style-name="P1"><text:span text:style-name="T1">Holy Gospel</text:span></text:p>
            <text:p text:style-name="P1"><text:span text:style-name="T2">Matthew 6:9-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6.263cm" svg:x="1.524cm" svg:y="0.762cm">
          <draw:text-box>
            <text:p text:style-name="P4"><text:span text:style-name="T3">9</text:span><text:span text:style-name="T4">Pray then like this:</text:span></text:p>
            <text:p text:style-name="P5"><text:span text:style-name="T5">“</text:span><text:span text:style-name="T5">Our Father in heaven, </text:span><text:span text:style-name="T6">hallowed be your name.</text:span></text:p>
            <text:p text:style-name="P6"><text:span text:style-name="T7">10</text:span><text:span text:style-name="T8">Your kingdom come, </text:span><text:span text:style-name="T9">your will be done, </text:span></text:p>
            <text:p text:style-name="P6"><text:span text:style-name="T9"><text:s text:c="2"/></text:span><text:span text:style-name="T9">on earth as it is in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0" draw:layer="layout" svg:width="24.892cm" svg:height="7.766cm" svg:x="1.524cm" svg:y="0.762cm">
          <draw:text-box>
            <text:p text:style-name="P7"><text:span text:style-name="T10">11</text:span><text:span text:style-name="T5">Give us this day our daily bread,</text:span></text:p>
            <text:p text:style-name="P8"><text:span text:style-name="T11">12</text:span><text:span text:style-name="T5">and forgive us our debts,</text:span></text:p>
            <text:p text:style-name="P9"><text:span text:style-name="T6">as we also have forgiven our debtors.</text:span></text:p>
            <text:p text:style-name="P7"><text:span text:style-name="T10">13</text:span><text:span text:style-name="T5">And lead us not into temptation,</text:span></text:p>
            <text:p text:style-name="P9"><text:span text:style-name="T6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Corbel1" svg:font-family="Corbel" style:font-pitch="variable"/>
    <style:font-face style:name="Goudy Old Style1" svg:font-family="'Goudy Old Style'" style:font-pitch="variable"/>
    <style:font-face style:name="Segoe UI1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3pt" fo:language="en" fo:country="US" fo:font-weight="bold" style:font-name-asian="Goudy Old Style1" style:font-family-asian="'Goudy Old Style'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Calibri1" style:font-family-asian="Calibri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1:39:49.790000000</meta:creation-date>
    <dc:date>2017-04-04T11:52:48.163000000</dc:date>
    <meta:editing-duration>PT2M5S</meta:editing-duration>
    <meta:editing-cycles>2</meta:editing-cycles>
    <meta:generator>LibreOffice/5.2.6.2$Windows_X86_64 LibreOffice_project/a3100ed2409ebf1c212f5048fbe377c281438fdc</meta:generator>
    <meta:document-statistic meta:object-count="30"/>
  </office:meta>
</office:document-meta>
</file>